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1mm"/>
    </style:style>
    <style:style style:name="co2" style:family="table-column">
      <style:table-column-properties fo:break-before="auto" style:column-width="34.33mm"/>
    </style:style>
    <style:style style:name="co3" style:family="table-column">
      <style:table-column-properties fo:break-before="auto" style:column-width="37.38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40.69mm"/>
    </style:style>
    <style:style style:name="co9" style:family="table-column">
      <style:table-column-properties fo:break-before="auto" style:column-width="29.92mm"/>
    </style:style>
    <style:style style:name="co10" style:family="table-column">
      <style:table-column-properties fo:break-before="auto" style:column-width="48.44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37.09mm"/>
    </style:style>
    <style:style style:name="co13" style:family="table-column">
      <style:table-column-properties fo:break-before="auto" style:column-width="29.35mm"/>
    </style:style>
    <style:style style:name="co14" style:family="table-column">
      <style:table-column-properties fo:break-before="auto" style:column-width="52.58mm"/>
    </style:style>
    <style:style style:name="co15" style:family="table-column">
      <style:table-column-properties fo:break-before="auto" style:column-width="38.21mm"/>
    </style:style>
    <style:style style:name="co16" style:family="table-column">
      <style:table-column-properties fo:break-before="auto" style:column-width="64.47mm"/>
    </style:style>
    <style:style style:name="co17" style:family="table-column">
      <style:table-column-properties fo:break-before="auto" style:column-width="68.62mm"/>
    </style:style>
    <style:style style:name="co18" style:family="table-column">
      <style:table-column-properties fo:break-before="auto" style:column-width="36.81mm"/>
    </style:style>
    <style:style style:name="co19" style:family="table-column">
      <style:table-column-properties fo:break-before="auto" style:column-width="73.59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44.84mm"/>
    </style:style>
    <style:style style:name="co22" style:family="table-column">
      <style:table-column-properties fo:break-before="auto" style:column-width="42.62mm"/>
    </style:style>
    <style:style style:name="co23" style:family="table-column">
      <style:table-column-properties fo:break-before="auto" style:column-width="49.81mm"/>
    </style:style>
    <style:style style:name="co24" style:family="table-column">
      <style:table-column-properties fo:break-before="auto" style:column-width="42.9mm"/>
    </style:style>
    <style:style style:name="co25" style:family="table-column">
      <style:table-column-properties fo:break-before="auto" style:column-width="37.92mm"/>
    </style:style>
    <style:style style:name="co26" style:family="table-column">
      <style:table-column-properties fo:break-before="auto" style:column-width="53.68mm"/>
    </style:style>
    <style:style style:name="co27" style:family="table-column">
      <style:table-column-properties fo:break-before="auto" style:column-width="46.78mm"/>
    </style:style>
    <style:style style:name="co28" style:family="table-column">
      <style:table-column-properties fo:break-before="auto" style:column-width="55.07mm"/>
    </style:style>
    <style:style style:name="co29" style:family="table-column">
      <style:table-column-properties fo:break-before="auto" style:column-width="52.02mm"/>
    </style:style>
    <style:style style:name="co30" style:family="table-column">
      <style:table-column-properties fo:break-before="auto" style:column-width="34.89mm"/>
    </style:style>
    <style:style style:name="co31" style:family="table-column">
      <style:table-column-properties fo:break-before="auto" style:column-width="26.58mm"/>
    </style:style>
    <style:style style:name="co32" style:family="table-column">
      <style:table-column-properties fo:break-before="auto" style:column-width="100.63mm"/>
    </style:style>
    <style:style style:name="co33" style:family="table-column">
      <style:table-column-properties fo:break-before="auto" style:column-width="96.8mm"/>
    </style:style>
    <style:style style:name="co34" style:family="table-column">
      <style:table-column-properties fo:break-before="auto" style:column-width="544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 style:data-style-name="N112">
      <style:text-properties fo:font-weight="bold" style:font-weight-asian="bold" style:font-weight-complex="bold"/>
    </style:style>
    <style:style style:name="ce4" style:family="table-cell" style:parent-style-name="Default" style:data-style-name="N112"/>
    <style:style style:name="ce5" style:family="table-cell" style:parent-style-name="Default" style:data-style-name="N112">
      <style:table-cell-properties fo:background-color="#eeeeee"/>
    </style:style>
    <style:style style:name="ce6" style:family="table-cell" style:parent-style-name="Default" style:data-style-name="N112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 style:data-style-name="N112">
      <style:table-cell-properties fo:background-color="#66ffff"/>
    </style:style>
    <style:style style:name="ce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#eeeeee"/>
    </style:style>
    <style:style style:name="ce15" style:family="table-cell" style:parent-style-name="Default" style:data-style-name="N0">
      <style:table-cell-properties fo:background-color="#cc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ccff00"/>
    </style:style>
    <style:style style:name="ce17" style:family="table-cell" style:parent-style-name="Default" style:data-style-name="N113">
      <style:text-properties fo:font-weight="bold" style:font-weight-asian="bold" style:font-weight-complex="bold"/>
    </style:style>
    <style:style style:name="ce18" style:family="table-cell" style:parent-style-name="Default" style:data-style-name="N113"/>
    <style:style style:name="ce19" style:family="table-cell" style:parent-style-name="Default" style:data-style-name="N113">
      <style:table-cell-properties fo:background-color="#eeeeee"/>
    </style:style>
    <style:style style:name="ce20" style:family="table-cell" style:parent-style-name="Default" style:data-style-name="N114">
      <style:text-properties fo:font-weight="bold" style:font-weight-asian="bold" style:font-weight-complex="bold"/>
    </style:style>
    <style:style style:name="ce21" style:family="table-cell" style:parent-style-name="Default" style:data-style-name="N114"/>
    <style:style style:name="ce22" style:family="table-cell" style:parent-style-name="Default" style:data-style-name="N116">
      <style:text-properties fo:font-weight="bold" style:font-weight-asian="bold" style:font-weight-complex="bold"/>
    </style:style>
    <style:style style:name="ce23" style:family="table-cell" style:parent-style-name="Default" style:data-style-name="N116"/>
    <style:style style:name="ce24" style:family="table-cell" style:parent-style-name="Default" style:data-style-name="N118">
      <style:text-properties fo:font-weight="bold" style:font-weight-asian="bold" style:font-weight-complex="bold"/>
    </style:style>
    <style:style style:name="ce25" style:family="table-cell" style:parent-style-name="Default" style:data-style-name="N118"/>
    <style:style style:name="ce26" style:family="table-cell" style:parent-style-name="Default" style:data-style-name="N117">
      <style:text-properties fo:font-weight="bold" style:font-weight-asian="bold" style:font-weight-complex="bold"/>
    </style:style>
    <style:style style:name="ce27" style:family="table-cell" style:parent-style-name="Default" style:data-style-name="N117"/>
    <style:style style:name="ce2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null-year="1940"/>
      <table:table table:name="Grain (wheat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ce13"/>
        <table:table-column table:style-name="co16" table:default-cell-style-name="ce13"/>
        <table:table-column table:style-name="co17" table:default-cell-style-name="ce4"/>
        <table:table-column table:style-name="co18" table:default-cell-style-name="ce4"/>
        <table:table-column table:style-name="co19" table:default-cell-style-name="ce18"/>
        <table:table-column table:style-name="co20" table:number-columns-repeated="1004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ushels/acre/year</text:p>
          </table:table-cell>
          <table:table-cell table:style-name="ce1" office:value-type="string" calcext:value-type="string">
            <text:p>Tonne/hectare/year</text:p>
          </table:table-cell>
          <table:table-cell table:style-name="ce1" office:value-type="string" calcext:value-type="string">
            <text:p>Meters / tile</text:p>
          </table:table-cell>
          <table:table-cell table:style-name="ce1" office:value-type="string" calcext:value-type="string">
            <text:p>Tiles / hectare</text:p>
          </table:table-cell>
          <table:table-cell table:style-name="ce1" office:value-type="string" calcext:value-type="string">
            <text:p>Tonne/tile/year</text:p>
          </table:table-cell>
          <table:table-cell table:style-name="ce1" office:value-type="string" calcext:value-type="string">
            <text:p>Nominal hours/day</text:p>
          </table:table-cell>
          <table:table-cell table:style-name="ce1" office:value-type="string" calcext:value-type="string">
            <text:p>Hours/nominal month</text:p>
          </table:table-cell>
          <table:table-cell table:style-name="ce3" office:value-type="string" calcext:value-type="string">
            <text:p>Tonne/tile/hour</text:p>
          </table:table-cell>
          <table:table-cell table:style-name="ce6" office:value-type="string" calcext:value-type="string">
            <text:p>Tonne/tile/nominal month</text:p>
          </table:table-cell>
          <table:table-cell table:style-name="ce8" office:value-type="string" calcext:value-type="string">
            <text:p>Ave. size (acres)</text:p>
          </table:table-cell>
          <table:table-cell table:style-name="ce1" office:value-type="string" calcext:value-type="string">
            <text:p>Ave. size (hectares)</text:p>
          </table:table-cell>
          <table:table-cell table:style-name="ce1" office:value-type="string" calcext:value-type="string">
            <text:p>Ave. size (tiles)</text:p>
          </table:table-cell>
          <table:table-cell table:style-name="ce3" office:value-type="string" calcext:value-type="string">
            <text:p>Tonnes/farm/nominal month</text:p>
          </table:table-cell>
          <table:table-cell table:style-name="ce12" office:value-type="string" calcext:value-type="string">
            <text:p>Farm size multiplier</text:p>
          </table:table-cell>
          <table:table-cell table:style-name="ce15" office:value-type="string" calcext:value-type="string">
            <text:p>Tonne/adjusted tile/nominal month</text:p>
          </table:table-cell>
          <table:table-cell table:style-name="ce3" office:value-type="string" calcext:value-type="string">
            <text:p>Tonnes/adjusted farm/nominal month</text:p>
          </table:table-cell>
          <table:table-cell table:style-name="ce3" office:value-type="string" calcext:value-type="string">
            <text:p>Adjusted size (tiles)</text:p>
          </table:table-cell>
          <table:table-cell table:style-name="ce17" office:value-type="string" calcext:value-type="string">
            <text:p>Proportion productivity compared to last</text:p>
          </table:table-cell>
          <table:table-cell table:number-columns-repeated="100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.26" calcext:value-type="float">
            <text:p>17.26</text:p>
          </table:table-cell>
          <table:table-cell table:formula="of:=[.B2]*0.0673" office:value-type="float" office:value="1.161598" calcext:value-type="float">
            <text:p>1.161598</text:p>
          </table:table-cell>
          <table:table-cell office:value-type="float" office:value="125" calcext:value-type="float">
            <text:p>125</text:p>
          </table:table-cell>
          <table:table-cell table:formula="of:=(100/[.D2])^2" office:value-type="float" office:value="0.64" calcext:value-type="float">
            <text:p>0.64</text:p>
          </table:table-cell>
          <table:table-cell table:formula="of:=[.C2]/[.E2]" office:value-type="float" office:value="1.814996875" calcext:value-type="float">
            <text:p>1.81499687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2]/365.25)/[.G2]" office:value-type="float" office:value="0.000310574413928816" calcext:value-type="float">
            <text:p>0.0003106</text:p>
          </table:table-cell>
          <table:table-cell table:style-name="ce7" table:formula="of:=[.I2]*[.H2]" office:value-type="float" office:value="0.00198767624914442" calcext:value-type="float">
            <text:p>0.0019877</text:p>
          </table:table-cell>
          <table:table-cell table:style-name="ce9" office:value-type="float" office:value="40" calcext:value-type="float">
            <text:p>40</text:p>
          </table:table-cell>
          <table:table-cell table:formula="of:=[.K2]*0.4047" office:value-type="float" office:value="16.188" calcext:value-type="float">
            <text:p>16.188</text:p>
          </table:table-cell>
          <table:table-cell table:formula="of:=[.L2]*[.E2]" office:value-type="float" office:value="10.36032" calcext:value-type="float">
            <text:p>10.36032</text:p>
          </table:table-cell>
          <table:table-cell table:formula="of:=[.L2]*[.E2]*[.J2]" office:value-type="float" office:value="0.0205929619975359" calcext:value-type="float">
            <text:p>0.0205930</text:p>
          </table:table-cell>
          <table:table-cell office:value-type="float" office:value="50" calcext:value-type="float">
            <text:p>50</text:p>
          </table:table-cell>
          <table:table-cell table:style-name="ce16" table:formula="of:=[.J2]*[.O2]" office:value-type="float" office:value="0.0993838124572211" calcext:value-type="float">
            <text:p>0.099383812457221</text:p>
          </table:table-cell>
          <table:table-cell table:formula="of:=[.N2]*[.O2]" office:value-type="float" office:value="1.0296480998768" calcext:value-type="float">
            <text:p>1.0296481</text:p>
          </table:table-cell>
          <table:table-cell table:formula="of:=[.M2]*[.O2]" office:value-type="float" office:value="518.016" calcext:value-type="float">
            <text:p>518.0160000</text:p>
          </table:table-cell>
          <table:table-cell office:value-type="float" office:value="1" calcext:value-type="float">
            <text:p>1.0000</text:p>
          </table:table-cell>
          <table:table-cell table:number-columns-repeated="1004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23.16" calcext:value-type="float">
            <text:p>23.16</text:p>
          </table:table-cell>
          <table:table-cell table:style-name="ce2" table:formula="of:=[.B3]*0.0673" office:value-type="float" office:value="1.558668" calcext:value-type="float">
            <text:p>1.558668</text:p>
          </table:table-cell>
          <table:table-cell table:style-name="ce2" office:value-type="float" office:value="125" calcext:value-type="float">
            <text:p>125</text:p>
          </table:table-cell>
          <table:table-cell table:style-name="ce2" table:formula="of:=(100/[.D3])^2" office:value-type="float" office:value="0.64" calcext:value-type="float">
            <text:p>0.64</text:p>
          </table:table-cell>
          <table:table-cell table:style-name="ce2" table:formula="of:=[.C3]/[.E3]" office:value-type="float" office:value="2.43541875" calcext:value-type="float">
            <text:p>2.4354187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.4" calcext:value-type="float">
            <text:p>6.4</text:p>
          </table:table-cell>
          <table:table-cell table:style-name="ce5" table:formula="of:=([.F3]/365.25)/[.G3]" office:value-type="float" office:value="0.000416738321355236" calcext:value-type="float">
            <text:p>0.0004167</text:p>
          </table:table-cell>
          <table:table-cell table:style-name="ce5" table:formula="of:=[.I3]*[.H3]" office:value-type="float" office:value="0.00266712525667351" calcext:value-type="float">
            <text:p>0.0026671</text:p>
          </table:table-cell>
          <table:table-cell table:style-name="ce10" office:value-type="float" office:value="60" calcext:value-type="float">
            <text:p>60</text:p>
          </table:table-cell>
          <table:table-cell table:style-name="ce2" table:formula="of:=[.K3]*0.4047" office:value-type="float" office:value="24.282" calcext:value-type="float">
            <text:p>24.282</text:p>
          </table:table-cell>
          <table:table-cell table:style-name="ce2" table:formula="of:=[.L3]*[.E3]" office:value-type="float" office:value="15.54048" calcext:value-type="float">
            <text:p>15.54048</text:p>
          </table:table-cell>
          <table:table-cell table:style-name="ce5" table:formula="of:=[.L3]*[.E3]*[.J3]" office:value-type="float" office:value="0.0414484067088296" calcext:value-type="float">
            <text:p>0.0414484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[.J3]*[.O3]" office:value-type="float" office:value="0.133356262833676" calcext:value-type="float">
            <text:p>0.133356262833676</text:p>
          </table:table-cell>
          <table:table-cell table:style-name="ce5" table:formula="of:=[.N3]*[.O3]" office:value-type="float" office:value="2.07242033544148" calcext:value-type="float">
            <text:p>2.0724203</text:p>
          </table:table-cell>
          <table:table-cell table:style-name="ce5" table:formula="of:=[.M3]*[.O3]" office:value-type="float" office:value="777.024" calcext:value-type="float">
            <text:p>777.0240000</text:p>
          </table:table-cell>
          <table:table-cell table:style-name="ce19" table:formula="of:=[.N3]/[.N2]" office:value-type="float" office:value="2.01274623406721" calcext:value-type="float">
            <text:p>2.0127</text:p>
          </table:table-cell>
          <table:table-cell table:style-name="ce2" table:number-columns-repeated="1004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6.96" calcext:value-type="float">
            <text:p>26.96</text:p>
          </table:table-cell>
          <table:table-cell table:formula="of:=[.B4]*0.0673" office:value-type="float" office:value="1.814408" calcext:value-type="float">
            <text:p>1.814408</text:p>
          </table:table-cell>
          <table:table-cell office:value-type="float" office:value="125" calcext:value-type="float">
            <text:p>125</text:p>
          </table:table-cell>
          <table:table-cell table:formula="of:=(100/[.D4])^2" office:value-type="float" office:value="0.64" calcext:value-type="float">
            <text:p>0.64</text:p>
          </table:table-cell>
          <table:table-cell table:formula="of:=[.C4]/[.E4]" office:value-type="float" office:value="2.8350125" calcext:value-type="float">
            <text:p>2.835012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4]/365.25)/[.G4]" office:value-type="float" office:value="0.000485115075290897" calcext:value-type="float">
            <text:p>0.0004851</text:p>
          </table:table-cell>
          <table:table-cell table:style-name="ce7" table:formula="of:=[.I4]*[.H4]" office:value-type="float" office:value="0.00310473648186174" calcext:value-type="float">
            <text:p>0.0031047</text:p>
          </table:table-cell>
          <table:table-cell table:style-name="ce11" office:value-type="float" office:value="75" calcext:value-type="float">
            <text:p>75</text:p>
          </table:table-cell>
          <table:table-cell table:formula="of:=[.K4]*0.4047" office:value-type="float" office:value="30.3525" calcext:value-type="float">
            <text:p>30.3525</text:p>
          </table:table-cell>
          <table:table-cell table:formula="of:=[.L4]*[.E4]" office:value-type="float" office:value="19.4256" calcext:value-type="float">
            <text:p>19.4256</text:p>
          </table:table-cell>
          <table:table-cell table:formula="of:=[.L4]*[.E4]*[.J4]" office:value-type="float" office:value="0.0603113690020534" calcext:value-type="float">
            <text:p>0.0603114</text:p>
          </table:table-cell>
          <table:table-cell office:value-type="float" office:value="50" calcext:value-type="float">
            <text:p>50</text:p>
          </table:table-cell>
          <table:table-cell table:style-name="ce16" table:formula="of:=[.J4]*[.O4]" office:value-type="float" office:value="0.155236824093087" calcext:value-type="float">
            <text:p>0.155236824093087</text:p>
          </table:table-cell>
          <table:table-cell table:formula="of:=[.N4]*[.O4]" office:value-type="float" office:value="3.01556845010267" calcext:value-type="float">
            <text:p>3.0155685</text:p>
          </table:table-cell>
          <table:table-cell table:formula="of:=[.M4]*[.O4]" office:value-type="float" office:value="971.28" calcext:value-type="float">
            <text:p>971.2800000</text:p>
          </table:table-cell>
          <table:table-cell table:formula="of:=[.N4]/[.N3]" office:value-type="float" office:value="1.45509499136442" calcext:value-type="float">
            <text:p>1.4551</text:p>
          </table:table-cell>
          <table:table-cell table:number-columns-repeated="1004"/>
        </table:table-row>
        <table:table-row table:style-name="ro1">
          <table:table-cell office:value-type="float" office:value="1910" calcext:value-type="float">
            <text:p>191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25" calcext:value-type="float">
            <text:p>125</text:p>
          </table:table-cell>
          <table:table-cell table:formula="of:=(100/[.D5])^2" office:value-type="float" office:value="0.64" calcext:value-type="float">
            <text:p>0.64</text:p>
          </table:table-cell>
          <table:table-cell table:formula="of:=[.C5]/[.E5]" office:value-type="float" office:value="3.90625" calcext:value-type="float">
            <text:p>3.9062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5]/365.25)/[.G5]" office:value-type="float" office:value="0.000668420602327173" calcext:value-type="float">
            <text:p>0.0006684</text:p>
          </table:table-cell>
          <table:table-cell table:style-name="ce7" table:formula="of:=[.I5]*[.H5]" office:value-type="float" office:value="0.00427789185489391" calcext:value-type="float">
            <text:p>0.0042779</text:p>
          </table:table-cell>
          <table:table-cell table:style-name="ce11" office:value-type="float" office:value="80" calcext:value-type="float">
            <text:p>80</text:p>
          </table:table-cell>
          <table:table-cell table:formula="of:=[.K5]*0.4047" office:value-type="float" office:value="32.376" calcext:value-type="float">
            <text:p>32.376</text:p>
          </table:table-cell>
          <table:table-cell table:formula="of:=[.L5]*[.E5]" office:value-type="float" office:value="20.72064" calcext:value-type="float">
            <text:p>20.72064</text:p>
          </table:table-cell>
          <table:table-cell table:formula="of:=[.L5]*[.E5]*[.J5]" office:value-type="float" office:value="0.0886406570841889" calcext:value-type="float">
            <text:p>0.0886407</text:p>
          </table:table-cell>
          <table:table-cell office:value-type="float" office:value="50" calcext:value-type="float">
            <text:p>50</text:p>
          </table:table-cell>
          <table:table-cell table:style-name="ce16" table:formula="of:=[.J5]*[.O5]" office:value-type="float" office:value="0.213894592744695" calcext:value-type="float">
            <text:p>0.213894592744695</text:p>
          </table:table-cell>
          <table:table-cell table:formula="of:=[.N5]*[.O5]" office:value-type="float" office:value="4.43203285420945" calcext:value-type="float">
            <text:p>4.4320329</text:p>
          </table:table-cell>
          <table:table-cell table:formula="of:=[.M5]*[.O5]" office:value-type="float" office:value="1036.032" calcext:value-type="float">
            <text:p>1036.0320000</text:p>
          </table:table-cell>
          <table:table-cell table:formula="of:=[.N5]/[.N4]" office:value-type="float" office:value="1.46971721171129" calcext:value-type="float">
            <text:p>1.4697</text:p>
          </table:table-cell>
          <table:table-cell table:number-columns-repeated="1004"/>
        </table:table-row>
        <table:table-row table:style-name="ro1">
          <table:table-cell office:value-type="float" office:value="1945" calcext:value-type="float">
            <text:p>194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25" calcext:value-type="float">
            <text:p>125</text:p>
          </table:table-cell>
          <table:table-cell table:formula="of:=(100/[.D6])^2" office:value-type="float" office:value="0.64" calcext:value-type="float">
            <text:p>0.64</text:p>
          </table:table-cell>
          <table:table-cell table:formula="of:=[.C6]/[.E6]" office:value-type="float" office:value="5.46875" calcext:value-type="float">
            <text:p>5.4687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6]/365.25)/[.G6]" office:value-type="float" office:value="0.000935788843258042" calcext:value-type="float">
            <text:p>0.0009358</text:p>
          </table:table-cell>
          <table:table-cell table:style-name="ce7" table:formula="of:=[.I6]*[.H6]" office:value-type="float" office:value="0.00598904859685147" calcext:value-type="float">
            <text:p>0.0059890</text:p>
          </table:table-cell>
          <table:table-cell table:style-name="ce11" office:value-type="float" office:value="85" calcext:value-type="float">
            <text:p>85</text:p>
          </table:table-cell>
          <table:table-cell table:formula="of:=[.K6]*0.4047" office:value-type="float" office:value="34.3995" calcext:value-type="float">
            <text:p>34.3995</text:p>
          </table:table-cell>
          <table:table-cell table:formula="of:=[.L6]*[.E6]" office:value-type="float" office:value="22.01568" calcext:value-type="float">
            <text:p>22.01568</text:p>
          </table:table-cell>
          <table:table-cell table:formula="of:=[.L6]*[.E6]*[.J6]" office:value-type="float" office:value="0.131852977412731" calcext:value-type="float">
            <text:p>0.1318530</text:p>
          </table:table-cell>
          <table:table-cell office:value-type="float" office:value="50" calcext:value-type="float">
            <text:p>50</text:p>
          </table:table-cell>
          <table:table-cell table:style-name="ce16" table:formula="of:=[.J6]*[.O6]" office:value-type="float" office:value="0.299452429842574" calcext:value-type="float">
            <text:p>0.299452429842574</text:p>
          </table:table-cell>
          <table:table-cell table:formula="of:=[.N6]*[.O6]" office:value-type="float" office:value="6.59264887063655" calcext:value-type="float">
            <text:p>6.5926489</text:p>
          </table:table-cell>
          <table:table-cell table:formula="of:=[.M6]*[.O6]" office:value-type="float" office:value="1100.784" calcext:value-type="float">
            <text:p>1100.7840000</text:p>
          </table:table-cell>
          <table:table-cell table:formula="of:=[.N6]/[.N5]" office:value-type="float" office:value="1.4875" calcext:value-type="float">
            <text:p>1.4875</text:p>
          </table:table-cell>
          <table:table-cell table:number-columns-repeated="1004"/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formula="of:=(100/[.D7])^2" office:value-type="float" office:value="0.64" calcext:value-type="float">
            <text:p>0.64</text:p>
          </table:table-cell>
          <table:table-cell table:formula="of:=[.C7]/[.E7]" office:value-type="float" office:value="7.8125" calcext:value-type="float">
            <text:p>7.812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7]/365.25)/[.G7]" office:value-type="float" office:value="0.00133684120465435" calcext:value-type="float">
            <text:p>0.0013368</text:p>
          </table:table-cell>
          <table:table-cell table:style-name="ce7" table:formula="of:=[.I7]*[.H7]" office:value-type="float" office:value="0.00855578370978781" calcext:value-type="float">
            <text:p>0.0085558</text:p>
          </table:table-cell>
          <table:table-cell table:style-name="ce11" office:value-type="float" office:value="126" calcext:value-type="float">
            <text:p>126</text:p>
          </table:table-cell>
          <table:table-cell table:formula="of:=[.K7]*0.4047" office:value-type="float" office:value="50.9922" calcext:value-type="float">
            <text:p>50.9922</text:p>
          </table:table-cell>
          <table:table-cell table:formula="of:=[.L7]*[.E7]" office:value-type="float" office:value="32.635008" calcext:value-type="float">
            <text:p>32.635008</text:p>
          </table:table-cell>
          <table:table-cell table:formula="of:=[.L7]*[.E7]*[.J7]" office:value-type="float" office:value="0.279218069815195" calcext:value-type="float">
            <text:p>0.2792181</text:p>
          </table:table-cell>
          <table:table-cell office:value-type="float" office:value="50" calcext:value-type="float">
            <text:p>50</text:p>
          </table:table-cell>
          <table:table-cell table:style-name="ce16" table:formula="of:=[.J7]*[.O7]" office:value-type="float" office:value="0.427789185489391" calcext:value-type="float">
            <text:p>0.427789185489391</text:p>
          </table:table-cell>
          <table:table-cell table:formula="of:=[.N7]*[.O7]" office:value-type="float" office:value="13.9609034907598" calcext:value-type="float">
            <text:p>13.9609035</text:p>
          </table:table-cell>
          <table:table-cell table:formula="of:=[.M7]*[.O7]" office:value-type="float" office:value="1631.7504" calcext:value-type="float">
            <text:p>1631.7504000</text:p>
          </table:table-cell>
          <table:table-cell table:formula="of:=[.N7]/[.N6]" office:value-type="float" office:value="2.11764705882353" calcext:value-type="float">
            <text:p>2.1176</text:p>
          </table:table-cell>
          <table:table-cell table:number-columns-repeated="1004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egetables (peas or beans)" table:style-name="ta1">
        <table:table-column table:style-name="co20" table:default-cell-style-name="Default"/>
        <table:table-column table:style-name="co2" table:default-cell-style-name="Default"/>
        <table:table-column table:style-name="co3" table:default-cell-style-name="ce18"/>
        <table:table-column table:style-name="co20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ushels/acre/year</text:p>
          </table:table-cell>
          <table:table-cell table:style-name="ce17" office:value-type="string" calcext:value-type="string">
            <text:p>Tonne/hectare/year</text:p>
          </table:table-cell>
          <table:table-cell table:style-name="ce1" office:value-type="string" calcext:value-type="string">
            <text:p>Meters / tile</text:p>
          </table:table-cell>
          <table:table-cell table:style-name="ce1" office:value-type="string" calcext:value-type="string">
            <text:p>Tiles / hectare</text:p>
          </table:table-cell>
          <table:table-cell table:style-name="ce17" office:value-type="string" calcext:value-type="string">
            <text:p>Tonne/tile/year</text:p>
          </table:table-cell>
          <table:table-cell table:style-name="ce1" office:value-type="string" calcext:value-type="string">
            <text:p>Nominal hours/day</text:p>
          </table:table-cell>
          <table:table-cell table:style-name="ce1" office:value-type="string" calcext:value-type="string">
            <text:p>Hours/nominal month</text:p>
          </table:table-cell>
          <table:table-cell table:style-name="ce3" office:value-type="string" calcext:value-type="string">
            <text:p>Tonne/tile/hour</text:p>
          </table:table-cell>
          <table:table-cell table:style-name="ce6" office:value-type="string" calcext:value-type="string">
            <text:p>Tonne/tile/nominal month</text:p>
          </table:table-cell>
          <table:table-cell table:style-name="ce8" office:value-type="string" calcext:value-type="string">
            <text:p>Ave. size (acres)</text:p>
          </table:table-cell>
          <table:table-cell table:style-name="ce1" office:value-type="string" calcext:value-type="string">
            <text:p>Ave. size (hectares)</text:p>
          </table:table-cell>
          <table:table-cell table:style-name="ce1" office:value-type="string" calcext:value-type="string">
            <text:p>Ave. size (tiles)</text:p>
          </table:table-cell>
          <table:table-cell table:style-name="ce3" office:value-type="string" calcext:value-type="string">
            <text:p>Tonnes/farm/nominal month</text:p>
          </table:table-cell>
          <table:table-cell table:style-name="ce12" office:value-type="string" calcext:value-type="string">
            <text:p>Farm size multiplier</text:p>
          </table:table-cell>
          <table:table-cell table:style-name="ce15" office:value-type="string" calcext:value-type="string">
            <text:p>Tonne/adjusted tile/nominal month</text:p>
          </table:table-cell>
          <table:table-cell table:style-name="ce3" office:value-type="string" calcext:value-type="string">
            <text:p>Tonnes/adjusted farm/nominal month</text:p>
          </table:table-cell>
          <table:table-cell table:style-name="ce3" office:value-type="string" calcext:value-type="string">
            <text:p>Adjusted size (tiles)</text:p>
          </table:table-cell>
          <table:table-cell table:style-name="ce17" office:value-type="string" calcext:value-type="string">
            <text:p>Proportion productivity compared to last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4.19" calcext:value-type="float">
            <text:p>14.19</text:p>
          </table:table-cell>
          <table:table-cell table:formula="of:=[.B2]*0.0673" office:value-type="float" office:value="0.954987" calcext:value-type="float">
            <text:p>0.9550</text:p>
          </table:table-cell>
          <table:table-cell office:value-type="float" office:value="125" calcext:value-type="float">
            <text:p>125</text:p>
          </table:table-cell>
          <table:table-cell table:formula="of:=(100/[.D2])^2" office:value-type="float" office:value="0.64" calcext:value-type="float">
            <text:p>0.64</text:p>
          </table:table-cell>
          <table:table-cell table:formula="of:=[.C2]/[.E2]" office:value-type="float" office:value="1.4921671875" calcext:value-type="float">
            <text:p>1.4922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style-name="ce4" table:formula="of:=([.F2]/365.25)/[.G2]" office:value-type="float" office:value="0.000255333194301848" calcext:value-type="float">
            <text:p>0.0002553</text:p>
          </table:table-cell>
          <table:table-cell table:style-name="ce7" table:formula="of:=[.I2]*[.H2]" office:value-type="float" office:value="0.00163413244353183" calcext:value-type="float">
            <text:p>0.0016341</text:p>
          </table:table-cell>
          <table:table-cell table:style-name="ce9" office:value-type="float" office:value="40" calcext:value-type="float">
            <text:p>40</text:p>
          </table:table-cell>
          <table:table-cell table:formula="of:=[.K2]*0.4047" office:value-type="float" office:value="16.188" calcext:value-type="float">
            <text:p>16.188</text:p>
          </table:table-cell>
          <table:table-cell table:formula="of:=[.L2]*[.E2]" office:value-type="float" office:value="10.36032" calcext:value-type="float">
            <text:p>10.36032</text:p>
          </table:table-cell>
          <table:table-cell table:style-name="ce4" table:formula="of:=[.L2]*[.E2]*[.J2]" office:value-type="float" office:value="0.0169301350373717" calcext:value-type="float">
            <text:p>0.0169301</text:p>
          </table:table-cell>
          <table:table-cell table:style-name="ce13" office:value-type="float" office:value="50" calcext:value-type="float">
            <text:p>50</text:p>
          </table:table-cell>
          <table:table-cell table:style-name="ce16" table:formula="of:=[.J2]*[.O2]" office:value-type="float" office:value="0.0817066221765914" calcext:value-type="float">
            <text:p>0.081706622176591</text:p>
          </table:table-cell>
          <table:table-cell table:style-name="ce4" table:formula="of:=[.N2]*[.O2]" office:value-type="float" office:value="0.846506751868583" calcext:value-type="float">
            <text:p>0.8465068</text:p>
          </table:table-cell>
          <table:table-cell table:style-name="ce4" table:formula="of:=[.M2]*[.O2]" office:value-type="float" office:value="518.016" calcext:value-type="float">
            <text:p>518.0160000</text:p>
          </table:table-cell>
          <table:table-cell table:style-name="ce18" office:value-type="float" office:value="1" calcext:value-type="float">
            <text:p>1.0000</text:p>
          </table:table-cell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7.85" calcext:value-type="float">
            <text:p>17.85</text:p>
          </table:table-cell>
          <table:table-cell table:style-name="ce19" table:formula="of:=[.B3]*0.0673" office:value-type="float" office:value="1.201305" calcext:value-type="float">
            <text:p>1.2013</text:p>
          </table:table-cell>
          <table:table-cell table:style-name="ce2" office:value-type="float" office:value="125" calcext:value-type="float">
            <text:p>125</text:p>
          </table:table-cell>
          <table:table-cell table:style-name="ce2" table:formula="of:=(100/[.D3])^2" office:value-type="float" office:value="0.64" calcext:value-type="float">
            <text:p>0.64</text:p>
          </table:table-cell>
          <table:table-cell table:style-name="ce19" table:formula="of:=[.C3]/[.E3]" office:value-type="float" office:value="1.8770390625" calcext:value-type="float">
            <text:p>1.877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.4" calcext:value-type="float">
            <text:p>6.4</text:p>
          </table:table-cell>
          <table:table-cell table:style-name="ce5" table:formula="of:=([.F3]/365.25)/[.G3]" office:value-type="float" office:value="0.000321190804671458" calcext:value-type="float">
            <text:p>0.0003212</text:p>
          </table:table-cell>
          <table:table-cell table:style-name="ce5" table:formula="of:=[.I3]*[.H3]" office:value-type="float" office:value="0.00205562114989733" calcext:value-type="float">
            <text:p>0.0020556</text:p>
          </table:table-cell>
          <table:table-cell table:style-name="ce10" office:value-type="float" office:value="60" calcext:value-type="float">
            <text:p>60</text:p>
          </table:table-cell>
          <table:table-cell table:style-name="ce2" table:formula="of:=[.K3]*0.4047" office:value-type="float" office:value="24.282" calcext:value-type="float">
            <text:p>24.282</text:p>
          </table:table-cell>
          <table:table-cell table:style-name="ce2" table:formula="of:=[.L3]*[.E3]" office:value-type="float" office:value="15.54048" calcext:value-type="float">
            <text:p>15.54048</text:p>
          </table:table-cell>
          <table:table-cell table:style-name="ce5" table:formula="of:=[.L3]*[.E3]*[.J3]" office:value-type="float" office:value="0.0319453393675565" calcext:value-type="float">
            <text:p>0.0319453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[.J3]*[.O3]" office:value-type="float" office:value="0.102781057494867" calcext:value-type="float">
            <text:p>0.102781057494867</text:p>
          </table:table-cell>
          <table:table-cell table:style-name="ce5" table:formula="of:=[.N3]*[.O3]" office:value-type="float" office:value="1.59726696837782" calcext:value-type="float">
            <text:p>1.5972670</text:p>
          </table:table-cell>
          <table:table-cell table:style-name="ce5" table:formula="of:=[.M3]*[.O3]" office:value-type="float" office:value="777.024" calcext:value-type="float">
            <text:p>777.0240000</text:p>
          </table:table-cell>
          <table:table-cell table:style-name="ce19" table:formula="of:=[.N3]/[.N2]" office:value-type="float" office:value="1.88689217758985" calcext:value-type="float">
            <text:p>1.886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6.3" calcext:value-type="float">
            <text:p>16.3</text:p>
          </table:table-cell>
          <table:table-cell table:formula="of:=[.B4]*0.0673" office:value-type="float" office:value="1.09699" calcext:value-type="float">
            <text:p>1.0970</text:p>
          </table:table-cell>
          <table:table-cell office:value-type="float" office:value="125" calcext:value-type="float">
            <text:p>125</text:p>
          </table:table-cell>
          <table:table-cell table:formula="of:=(100/[.D4])^2" office:value-type="float" office:value="0.64" calcext:value-type="float">
            <text:p>0.64</text:p>
          </table:table-cell>
          <table:table-cell table:formula="of:=[.C4]/[.E4]" office:value-type="float" office:value="1.714046875" calcext:value-type="float">
            <text:p>1.7140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style-name="ce4" table:formula="of:=([.F4]/365.25)/[.G4]" office:value-type="float" office:value="0.000293300286618754" calcext:value-type="float">
            <text:p>0.0002933</text:p>
          </table:table-cell>
          <table:table-cell table:style-name="ce7" table:formula="of:=[.I4]*[.H4]" office:value-type="float" office:value="0.00187712183436003" calcext:value-type="float">
            <text:p>0.0018771</text:p>
          </table:table-cell>
          <table:table-cell table:style-name="ce11" office:value-type="float" office:value="75" calcext:value-type="float">
            <text:p>75</text:p>
          </table:table-cell>
          <table:table-cell table:formula="of:=[.K4]*0.4047" office:value-type="float" office:value="30.3525" calcext:value-type="float">
            <text:p>30.3525</text:p>
          </table:table-cell>
          <table:table-cell table:formula="of:=[.L4]*[.E4]" office:value-type="float" office:value="19.4256" calcext:value-type="float">
            <text:p>19.4256</text:p>
          </table:table-cell>
          <table:table-cell table:style-name="ce4" table:formula="of:=[.L4]*[.E4]*[.J4]" office:value-type="float" office:value="0.0364642179055442" calcext:value-type="float">
            <text:p>0.0364642</text:p>
          </table:table-cell>
          <table:table-cell table:style-name="ce13" office:value-type="float" office:value="50" calcext:value-type="float">
            <text:p>50</text:p>
          </table:table-cell>
          <table:table-cell table:style-name="ce16" table:formula="of:=[.J4]*[.O4]" office:value-type="float" office:value="0.0938560917180014" calcext:value-type="float">
            <text:p>0.093856091718001</text:p>
          </table:table-cell>
          <table:table-cell table:style-name="ce4" table:formula="of:=[.N4]*[.O4]" office:value-type="float" office:value="1.82321089527721" calcext:value-type="float">
            <text:p>1.8232109</text:p>
          </table:table-cell>
          <table:table-cell table:style-name="ce4" table:formula="of:=[.M4]*[.O4]" office:value-type="float" office:value="971.28" calcext:value-type="float">
            <text:p>971.2800000</text:p>
          </table:table-cell>
          <table:table-cell table:style-name="ce18" table:formula="of:=[.N4]/[.N3]" office:value-type="float" office:value="1.14145658263305" calcext:value-type="float">
            <text:p>1.141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/>
          <table:table-cell table:formula="of:=(['Grain (wheat)'.C5]/['Grain (wheat)'.C4])*[.C4]" office:value-type="float" office:value="1.51149851632048" calcext:value-type="float">
            <text:p>1.5115</text:p>
          </table:table-cell>
          <table:table-cell office:value-type="float" office:value="125" calcext:value-type="float">
            <text:p>125</text:p>
          </table:table-cell>
          <table:table-cell table:formula="of:=(100/[.D5])^2" office:value-type="float" office:value="0.64" calcext:value-type="float">
            <text:p>0.64</text:p>
          </table:table-cell>
          <table:table-cell table:formula="of:=[.C5]/[.E5]" office:value-type="float" office:value="2.36171643175074" calcext:value-type="float">
            <text:p>2.3617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style-name="ce4" table:formula="of:=([.F5]/365.25)/[.G5]" office:value-type="float" office:value="0.000404126699478224" calcext:value-type="float">
            <text:p>0.0004041</text:p>
          </table:table-cell>
          <table:table-cell table:style-name="ce7" table:formula="of:=[.I5]*[.H5]" office:value-type="float" office:value="0.00258641087666063" calcext:value-type="float">
            <text:p>0.0025864</text:p>
          </table:table-cell>
          <table:table-cell table:style-name="ce11" office:value-type="float" office:value="80" calcext:value-type="float">
            <text:p>80</text:p>
          </table:table-cell>
          <table:table-cell table:formula="of:=[.K5]*0.4047" office:value-type="float" office:value="32.376" calcext:value-type="float">
            <text:p>32.376</text:p>
          </table:table-cell>
          <table:table-cell table:formula="of:=[.L5]*[.E5]" office:value-type="float" office:value="20.72064" calcext:value-type="float">
            <text:p>20.72064</text:p>
          </table:table-cell>
          <table:table-cell table:style-name="ce4" table:formula="of:=[.L5]*[.E5]*[.J5]" office:value-type="float" office:value="0.0535920886673694" calcext:value-type="float">
            <text:p>0.0535921</text:p>
          </table:table-cell>
          <table:table-cell table:style-name="ce13" office:value-type="float" office:value="50" calcext:value-type="float">
            <text:p>50</text:p>
          </table:table-cell>
          <table:table-cell table:style-name="ce16" table:formula="of:=[.J5]*[.O5]" office:value-type="float" office:value="0.129320543833032" calcext:value-type="float">
            <text:p>0.129320543833032</text:p>
          </table:table-cell>
          <table:table-cell table:style-name="ce4" table:formula="of:=[.N5]*[.O5]" office:value-type="float" office:value="2.67960443336847" calcext:value-type="float">
            <text:p>2.6796044</text:p>
          </table:table-cell>
          <table:table-cell table:style-name="ce4" table:formula="of:=[.M5]*[.O5]" office:value-type="float" office:value="1036.032" calcext:value-type="float">
            <text:p>1036.0320000</text:p>
          </table:table-cell>
          <table:table-cell table:style-name="ce18" table:formula="of:=[.N5]/[.N4]" office:value-type="float" office:value="1.46971721171129" calcext:value-type="float">
            <text:p>1.469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/>
          <table:table-cell table:formula="of:=(['Grain (wheat)'.C6]/['Grain (wheat)'.C5])*[.C5]" office:value-type="float" office:value="2.11609792284866" calcext:value-type="float">
            <text:p>2.1161</text:p>
          </table:table-cell>
          <table:table-cell office:value-type="float" office:value="125" calcext:value-type="float">
            <text:p>125</text:p>
          </table:table-cell>
          <table:table-cell table:formula="of:=(100/[.D6])^2" office:value-type="float" office:value="0.64" calcext:value-type="float">
            <text:p>0.64</text:p>
          </table:table-cell>
          <table:table-cell table:formula="of:=[.C6]/[.E6]" office:value-type="float" office:value="3.30640300445104" calcext:value-type="float">
            <text:p>3.3064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style-name="ce4" table:formula="of:=([.F6]/365.25)/[.G6]" office:value-type="float" office:value="0.000565777379269514" calcext:value-type="float">
            <text:p>0.0005658</text:p>
          </table:table-cell>
          <table:table-cell table:style-name="ce7" table:formula="of:=[.I6]*[.H6]" office:value-type="float" office:value="0.00362097522732489" calcext:value-type="float">
            <text:p>0.0036210</text:p>
          </table:table-cell>
          <table:table-cell table:style-name="ce11" office:value-type="float" office:value="85" calcext:value-type="float">
            <text:p>85</text:p>
          </table:table-cell>
          <table:table-cell table:formula="of:=[.K6]*0.4047" office:value-type="float" office:value="34.3995" calcext:value-type="float">
            <text:p>34.3995</text:p>
          </table:table-cell>
          <table:table-cell table:formula="of:=[.L6]*[.E6]" office:value-type="float" office:value="22.01568" calcext:value-type="float">
            <text:p>22.01568</text:p>
          </table:table-cell>
          <table:table-cell table:style-name="ce4" table:formula="of:=[.L6]*[.E6]*[.J6]" office:value-type="float" office:value="0.079718231892712" calcext:value-type="float">
            <text:p>0.0797182</text:p>
          </table:table-cell>
          <table:table-cell table:style-name="ce13" office:value-type="float" office:value="50" calcext:value-type="float">
            <text:p>50</text:p>
          </table:table-cell>
          <table:table-cell table:style-name="ce16" table:formula="of:=[.J6]*[.O6]" office:value-type="float" office:value="0.181048761366244" calcext:value-type="float">
            <text:p>0.181048761366244</text:p>
          </table:table-cell>
          <table:table-cell table:style-name="ce4" table:formula="of:=[.N6]*[.O6]" office:value-type="float" office:value="3.9859115946356" calcext:value-type="float">
            <text:p>3.9859116</text:p>
          </table:table-cell>
          <table:table-cell table:style-name="ce4" table:formula="of:=[.M6]*[.O6]" office:value-type="float" office:value="1100.784" calcext:value-type="float">
            <text:p>1100.7840000</text:p>
          </table:table-cell>
          <table:table-cell table:style-name="ce18" table:formula="of:=[.N6]/[.N5]" office:value-type="float" office:value="1.4875" calcext:value-type="float">
            <text:p>1.487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table:formula="of:=(['Grain (wheat)'.C7]/['Grain (wheat)'.C6])*[.C6]" office:value-type="float" office:value="3.02299703264095" calcext:value-type="float">
            <text:p>3.0230</text:p>
          </table:table-cell>
          <table:table-cell office:value-type="float" office:value="125" calcext:value-type="float">
            <text:p>125</text:p>
          </table:table-cell>
          <table:table-cell table:formula="of:=(100/[.D7])^2" office:value-type="float" office:value="0.64" calcext:value-type="float">
            <text:p>0.64</text:p>
          </table:table-cell>
          <table:table-cell table:formula="of:=[.C7]/[.E7]" office:value-type="float" office:value="4.72343286350148" calcext:value-type="float">
            <text:p>4.7234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style-name="ce4" table:formula="of:=([.F7]/365.25)/[.G7]" office:value-type="float" office:value="0.000808253398956448" calcext:value-type="float">
            <text:p>0.0008083</text:p>
          </table:table-cell>
          <table:table-cell table:style-name="ce7" table:formula="of:=[.I7]*[.H7]" office:value-type="float" office:value="0.00517282175332127" calcext:value-type="float">
            <text:p>0.0051728</text:p>
          </table:table-cell>
          <table:table-cell table:style-name="ce11" office:value-type="float" office:value="126" calcext:value-type="float">
            <text:p>126</text:p>
          </table:table-cell>
          <table:table-cell table:formula="of:=[.K7]*0.4047" office:value-type="float" office:value="50.9922" calcext:value-type="float">
            <text:p>50.9922</text:p>
          </table:table-cell>
          <table:table-cell table:formula="of:=[.L7]*[.E7]" office:value-type="float" office:value="32.635008" calcext:value-type="float">
            <text:p>32.635008</text:p>
          </table:table-cell>
          <table:table-cell table:style-name="ce4" table:formula="of:=[.L7]*[.E7]*[.J7]" office:value-type="float" office:value="0.168815079302214" calcext:value-type="float">
            <text:p>0.1688151</text:p>
          </table:table-cell>
          <table:table-cell table:style-name="ce13" office:value-type="float" office:value="50" calcext:value-type="float">
            <text:p>50</text:p>
          </table:table-cell>
          <table:table-cell table:style-name="ce16" table:formula="of:=[.J7]*[.O7]" office:value-type="float" office:value="0.258641087666063" calcext:value-type="float">
            <text:p>0.258641087666063</text:p>
          </table:table-cell>
          <table:table-cell table:style-name="ce4" table:formula="of:=[.N7]*[.O7]" office:value-type="float" office:value="8.44075396511068" calcext:value-type="float">
            <text:p>8.4407540</text:p>
          </table:table-cell>
          <table:table-cell table:style-name="ce4" table:formula="of:=[.M7]*[.O7]" office:value-type="float" office:value="1631.7504" calcext:value-type="float">
            <text:p>1631.7504000</text:p>
          </table:table-cell>
          <table:table-cell table:style-name="ce18" table:formula="of:=[.N7]/[.N6]" office:value-type="float" office:value="2.11764705882353" calcext:value-type="float">
            <text:p>2.1176</text:p>
          </table:table-cell>
        </table:table-row>
        <table:table-row table:style-name="ro1" table:number-rows-repeated="104856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ensity calculations" table:style-name="ta1">
        <table:table-column table:style-name="co7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3" table:default-cell-style-name="ce21"/>
        <table:table-column table:style-name="co24" table:default-cell-style-name="Default"/>
        <table:table-column table:style-name="co25" table:default-cell-style-name="ce23"/>
        <table:table-row table:style-name="ro1">
          <table:table-cell table:style-name="ce1" office:value-type="string" calcext:value-type="string">
            <text:p>Distribution weight</text:p>
          </table:table-cell>
          <table:table-cell table:style-name="ce1" office:value-type="string" calcext:value-type="string">
            <text:p>Industries</text:p>
          </table:table-cell>
          <table:table-cell table:style-name="ce1" office:value-type="string" calcext:value-type="string">
            <text:p>Sum distribution weight</text:p>
          </table:table-cell>
          <table:table-cell table:style-name="ce1" office:value-type="string" calcext:value-type="string">
            <text:p>Actual industry density</text:p>
          </table:table-cell>
          <table:table-cell table:style-name="ce1" office:value-type="string" calcext:value-type="string">
            <text:p>Original Population</text:p>
          </table:table-cell>
          <table:table-cell table:style-name="ce1" office:value-type="string" calcext:value-type="string">
            <text:p>Current population</text:p>
          </table:table-cell>
          <table:table-cell table:style-name="ce20" office:value-type="string" calcext:value-type="string">
            <text:p>Industry density proportion</text:p>
          </table:table-cell>
          <table:table-cell table:style-name="ce1" office:value-type="string" calcext:value-type="string">
            <text:p>Target industry density</text:p>
          </table:table-cell>
          <table:table-cell table:style-name="ce22" office:value-type="string" calcext:value-type="string">
            <text:p>Density discrepanc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2]*[.B2]" office:value-type="float" office:value="450" calcext:value-type="float">
            <text:p>450</text:p>
          </table:table-cell>
          <table:table-cell table:formula="of:=1/[.C2]" office:value-type="float" office:value="0.00222222222222222" calcext:value-type="float">
            <text:p>0.00222222222222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[.D2]/[.E2]" office:value-type="float" office:value="0.00000222222222222222" calcext:value-type="float">
            <text:p>0.000002</text:p>
          </table:table-cell>
          <table:table-cell table:formula="of:=[.F2]*[.G2]" office:value-type="float" office:value="0.00222222222222222" calcext:value-type="float">
            <text:p>0.002222222222222</text:p>
          </table:table-cell>
          <table:table-cell table:formula="of:=[.D2]-[.H2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[.A3]*[.B3]" office:value-type="float" office:value="320" calcext:value-type="float">
            <text:p>320</text:p>
          </table:table-cell>
          <table:table-cell table:formula="of:=1/[.C3]" office:value-type="float" office:value="0.003125" calcext:value-type="float">
            <text:p>0.003125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[.G2]" office:value-type="float" office:value="0.00000222222222222222" calcext:value-type="float">
            <text:p>0.000002</text:p>
          </table:table-cell>
          <table:table-cell table:formula="of:=[.F3]*[.G3]" office:value-type="float" office:value="0.00222222222222222" calcext:value-type="float">
            <text:p>0.002222222222222</text:p>
          </table:table-cell>
          <table:table-cell table:formula="of:=[.D3]-[.H3]" office:value-type="float" office:value="0.000902777777777778" calcext:value-type="float">
            <text:p>0.00090</text:p>
          </table:table-cell>
        </table:table-row>
        <table:table-row table:style-name="ro1" table:number-rows-repeated="104857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abour calculations" table:style-name="ta1">
        <table:table-column table:style-name="co20" table:default-cell-style-name="Default"/>
        <table:table-column table:style-name="co26" table:default-cell-style-name="Default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7"/>
        <table:table-column table:style-name="co31" table:default-cell-style-name="ce25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ushels of wheat/day/worker</text:p>
          </table:table-cell>
          <table:table-cell table:style-name="ce24" office:value-type="string" calcext:value-type="string">
            <text:p>Tonne wheat/day/worker</text:p>
          </table:table-cell>
          <table:table-cell table:style-name="ce24" office:value-type="string" calcext:value-type="string">
            <text:p>Tonne/nominal month/worker</text:p>
          </table:table-cell>
          <table:table-cell table:style-name="ce24" office:value-type="string" calcext:value-type="string">
            <text:p>Farm output/nominal month</text:p>
          </table:table-cell>
          <table:table-cell table:style-name="ce26" office:value-type="string" calcext:value-type="string">
            <text:p>Productivity factor</text:p>
          </table:table-cell>
          <table:table-cell table:style-name="ce24" office:value-type="string" calcext:value-type="string">
            <text:p>Workers/farm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8" calcext:value-type="float">
            <text:p>8</text:p>
          </table:table-cell>
          <table:table-cell table:formula="of:=([.B2]*27.2155)/1000" office:value-type="float" office:value="0.217724" calcext:value-type="float">
            <text:p>0.218</text:p>
          </table:table-cell>
          <table:table-cell table:formula="of:=([.C2]/16) * 6.4" office:value-type="float" office:value="0.0870896" calcext:value-type="float">
            <text:p>0.087</text:p>
          </table:table-cell>
          <table:table-cell table:formula="of:=['Grain (wheat)'.Q2]" office:value-type="float" office:value="1.0296480998768" calcext:value-type="float">
            <text:p>1.030</text:p>
          </table:table-cell>
          <table:table-cell office:value-type="float" office:value="62.5" calcext:value-type="float">
            <text:p>62.5</text:p>
          </table:table-cell>
          <table:table-cell table:formula="of:=[.E2]/[.D2]" office:value-type="float" office:value="11.8228594444893" calcext:value-type="float">
            <text:p>11.82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9.4" calcext:value-type="float">
            <text:p>9.4</text:p>
          </table:table-cell>
          <table:table-cell table:formula="of:=([.B3]*27.2155)/1000" office:value-type="float" office:value="0.2558257" calcext:value-type="float">
            <text:p>0.256</text:p>
          </table:table-cell>
          <table:table-cell table:formula="of:=([.C3]/16) * 6.4" office:value-type="float" office:value="0.10233028" calcext:value-type="float">
            <text:p>0.102</text:p>
          </table:table-cell>
          <table:table-cell table:formula="of:=['Grain (wheat)'.Q4]" office:value-type="float" office:value="3.01556845010267" calcext:value-type="float">
            <text:p>3.016</text:p>
          </table:table-cell>
          <table:table-cell office:value-type="float" office:value="99.4" calcext:value-type="float">
            <text:p>99.4</text:p>
          </table:table-cell>
          <table:table-cell table:formula="of:=[.E3]/[.D3]" office:value-type="float" office:value="29.468974873348" calcext:value-type="float">
            <text:p>29.46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2"/>
          <table:table-cell table:formula="of:=([.D3]*[.F4])/[.F3]" office:value-type="float" office:value="0.115301723943662" calcext:value-type="float">
            <text:p>0.115</text:p>
          </table:table-cell>
          <table:table-cell table:formula="of:=['Grain (wheat)'.Q5]" office:value-type="float" office:value="4.43203285420945" calcext:value-type="float">
            <text:p>4.432</text:p>
          </table:table-cell>
          <table:table-cell office:value-type="float" office:value="112" calcext:value-type="float">
            <text:p>112.0</text:p>
          </table:table-cell>
          <table:table-cell table:formula="of:=[.E4]/[.D4]" office:value-type="float" office:value="38.438565379777" calcext:value-type="float">
            <text:p>38.439</text:p>
          </table:table-cell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ources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style-name="ce1" office:value-type="string" calcext:value-type="string">
            <text:p>Source fo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ink 2</text:p>
          </table:table-cell>
        </table:table-row>
        <table:table-row table:style-name="ro1">
          <table:table-cell office:value-type="string" calcext:value-type="string">
            <text:p>Productivity (bushels/acre)</text:p>
          </table:table-cell>
          <table:table-cell table:style-name="ce28" office:value-type="string" calcext:value-type="string">
            <text:p>https://en.wikipedia.org/wiki/British_Agricultural_Revolution</text:p>
          </table:table-cell>
          <table:table-cell office:value-type="string" calcext:value-type="string">
            <text:p>https://books.google.co.uk/books?id=4mu5dzpmi4IC&amp;pg=PA308&amp;lpg=PA308&amp;dq=wheat+yield+per+acre+uk+history&amp;source=bl&amp;ots=OtcJ9LagmG&amp;sig=UJXr3c8BAYqafR3q-Sg2VNX34Jk&amp;hl=en&amp;sa=X&amp;ved=0ahUKEwiYxLvOjebVAhVRYlAKHdHDDewQ6AEInQEwEg#v=onepage&amp;q=wheat%20yield%20per%20acre%20uk%20history&amp;f=false</text:p>
          </table:table-cell>
        </table:table-row>
        <table:table-row table:style-name="ro1">
          <table:table-cell office:value-type="string" calcext:value-type="string">
            <text:p>Kg/bushel</text:p>
          </table:table-cell>
          <table:table-cell office:value-type="string" calcext:value-type="string">
            <text:p>https://en.wikipedia.org/wiki/Bushel</text:p>
          </table:table-cell>
          <table:table-cell/>
        </table:table-row>
        <table:table-row table:style-name="ro1">
          <table:table-cell office:value-type="string" calcext:value-type="string">
            <text:p>Productivity (tonnes/hectare)</text:p>
          </table:table-cell>
          <table:table-cell office:value-type="string" calcext:value-type="string">
            <text:p>http://www.ecifm.rdg.ac.uk/postwarag.htm</text:p>
          </table:table-cell>
          <table:table-cell/>
        </table:table-row>
        <table:table-row table:style-name="ro1">
          <table:table-cell office:value-type="string" calcext:value-type="string">
            <text:p>Conversion bushels/acre to tons/hectare</text:p>
          </table:table-cell>
          <table:table-cell office:value-type="string" calcext:value-type="string">
            <text:p>http://www.kylesconverter.com/area-density/bushels-per-acre-to-tonnes-per-hectare</text:p>
          </table:table-cell>
          <table:table-cell/>
        </table:table-row>
        <table:table-row table:style-name="ro1">
          <table:table-cell office:value-type="string" calcext:value-type="string">
            <text:p>Labour productivity</text:p>
          </table:table-cell>
          <table:table-cell office:value-type="string" calcext:value-type="string">
            <text:p>https://www.researchgate.net/publication/251583136_The_Agricultural_Revolution_and_the_Industrial_Revolution_England_1500-19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7" loext:min-decimal-places="7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P0" style:volatile="true">
      <number:number number:decimal-places="0" loext:min-decimal-places="0" number:min-integer-digits="1"/>
    </number:number-style>
    <number:number-style style:name="N115">
      <style:text-properties fo:color="#ff0000"/>
      <number:text>-</number:text>
      <number:number number:decimal-places="0" loext:min-decimal-places="0" number:min-integer-digits="1"/>
      <style:map style:condition="value()&gt;=0" style:apply-style-name="N115P0"/>
    </number:number-style>
    <number:number-style style:name="N116P0" style:volatile="true">
      <number:number number:decimal-places="5" loext:min-decimal-places="5" number:min-integer-digits="1"/>
    </number:number-style>
    <number:number-style style:name="N116">
      <style:text-properties fo:color="#ff0000"/>
      <number:text>-</number:text>
      <number:number number:decimal-places="5" loext:min-decimal-places="5" number:min-integer-digits="1"/>
      <style:map style:condition="value()&gt;=0" style:apply-style-name="N116P0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 style:data-style-name="N2" text:time-value="00:33:32.2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7-08-20T16:04:05.037000000</meta:creation-date>
    <dc:date>2017-08-27T23:59:34.072000000</dc:date>
    <dc:creator>James Petts</dc:creator>
    <meta:editing-duration>P3DT3H4M23S</meta:editing-duration>
    <meta:editing-cycles>90</meta:editing-cycles>
    <meta:generator>LibreOffice/5.2.6.2$Windows_x86 LibreOffice_project/a3100ed2409ebf1c212f5048fbe377c281438fdc</meta:generator>
    <meta:document-statistic meta:table-count="5" meta:cell-count="327" meta:object-count="0"/>
  </office:meta>
</office:document-meta>
</file>